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lusions et perspectives</text:p>
      <text:p text:style-name="Standard"/>
      <text:p text:style-name="Standard"/>
      <text:p text:style-name="Standard">La force de HTML 4 est sa souplesse syntaxique et son absence de sémantique permet une grande diversité dans la conception des pages web. HTML est un langage qui n'impose pas sa vision du web. <text:s/>complexifie grandement la tache de compréhension de contenu. </text:p>
      <text:p text:style-name="Standard">Des technologies émergentes comme RDFa apporte une solution élégante à l'amélioration de la compréhension du contenu du web : on l' appelle le web sémantique.</text:p>
      <text:p text:style-name="Standard">Des standards d'accessiblités.</text:p>
      <text:p text:style-name="Standard"/>
      <text:p text:style-name="Standard">Perspectives est l'acquisition de souhaits de transformation afin d'améliorer l'interface d'un utilisateur suivant son profils. Application est l'amélioration de l'accessibilité du web en les moyens d'acquérir des informations sur le profils de l'utilisateur est de lui fournir une interface adapter à son profils. L'approche souhaité est une approche d' apprentissage par l'exemple. <text:s/>L'idée est que l'utilisateur ne sait pas exprimer son handicap. En capturant les transformation impliqué nous espéron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04T11:50:41</meta:creation-date>
    <dc:date>2014-05-07T21:50:18</dc:date>
    <dc:creator>Asus </dc:creator>
    <meta:editing-duration>PT24M12S</meta:editing-duration>
    <meta:editing-cycles>6</meta:editing-cycles>
    <meta:generator>LibreOffice/3.5$Linux_x86 LibreOffice_project/350m1$Build-2</meta:generator>
    <meta:document-statistic meta:table-count="0" meta:image-count="0" meta:object-count="0" meta:page-count="1" meta:paragraph-count="5" meta:word-count="143" meta:character-count="974" meta:non-whitespace-character-count="832"/>
  </office:meta>
</office:document-meta>
</file>